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Derezz the master control program</text:span></text:p>
      <text:p text:style-name="Preformatted_20_Text"/>
      <text:p text:style-name="Preformatted_20_Text"><text:span text:style-name="Source_20_Text">MCP turned out to be evil and had become intent on world domination.</text:span></text:p>
      <text:p text:style-name="Preformatted_20_Text"><text:span text:style-name="Source_20_Text">This commit throws Tron's disc into MCP (causing its deresolution)</text:span></text:p>
      <text:p text:style-name="P1"><text:span text:style-name="Source_20_Text">and turns it back into a chess gam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0:22:53.975182271</meta:creation-date>
    <dc:date>2022-02-03T10:23:30.920495968</dc:date>
    <meta:editing-duration>PT37S</meta:editing-duration>
    <meta:editing-cycles>1</meta:editing-cycles>
    <meta:document-statistic meta:table-count="0" meta:image-count="0" meta:object-count="0" meta:page-count="1" meta:paragraph-count="4" meta:word-count="36" meta:character-count="203" meta:non-whitespace-character-count="171"/>
    <meta:generator>LibreOffice/6.4.7.2$Linux_X86_64 LibreOffice_project/40$Build-2</meta:generator>
  </office:meta>
</office:document-meta>
</file>